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000000" draw:textarea-horizontal-align="center" draw:textarea-vertical-align="middle"/>
    </style:style>
    <style:style style:name="gr3" style:family="graphic" style:parent-style-name="objectwithoutfill">
      <style:graphic-properties draw:fill="solid" draw:fill-color="#c0c0c0" draw:textarea-horizontal-align="center" draw:textarea-vertical-align="middle"/>
    </style:style>
    <style:style style:name="gr4" style:family="graphic" style:parent-style-name="objectwithoutfill">
      <style:graphic-properties draw:fill="none" draw:fill-color="#c0c0c0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measure" style:list-style-name="L1">
      <style:graphic-properties draw:textarea-horizontal-align="center" draw:textarea-vertical-align="middle" draw:line-distance="0.254cm"/>
    </style:style>
    <style:style style:name="gr7" style:family="graphic" style:parent-style-name="measure" style:list-style-name="L1">
      <style:graphic-properties draw:textarea-horizontal-align="center" draw:textarea-vertical-align="middle" draw:line-distance="0.25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77cm"/>
    </style:style>
    <style:style style:name="gr10" style:family="graphic" style:parent-style-name="standard">
      <style:graphic-properties draw:marker-end="Arrow" draw:marker-end-width="0.127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18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0.54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04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P3" style:family="paragraph">
      <style:text-properties fo:font-size="8pt"/>
    </style:style>
    <style:style style:name="P4" style:family="paragraph">
      <style:text-properties fo:font-family="'Times New Roman'" style:font-family-generic="roman" style:font-pitch="variable" fo:font-size="8pt" fo:font-style="italic" style:font-size-asian="12pt" style:font-style-asian="italic" style:font-size-complex="12pt" style:font-style-complex="italic"/>
    </style:style>
    <style:style style:name="P5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Times New Roman'" style:font-family-generic="roman" style:font-pitch="variable" fo:font-size="12pt" fo:font-style="italic" fo:text-shadow="none" style:text-underline-style="none" fo:font-weight="normal" style:letter-kerning="true" style:font-family-asian="'MS Gothic'" style:font-family-generic-asian="system" style:font-pitch-asian="variable" style:font-size-asian="18pt" style:font-style-asian="italic" style:font-weight-asian="normal" style:font-family-complex="Tahoma" style:font-family-generic-complex="system" style:font-pitch-complex="variable" style:font-size-complex="18pt" style:font-style-complex="italic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center"/>
      <style:text-properties fo:font-size="8pt"/>
    </style:style>
    <style:style style:name="T1" style:family="text">
      <style:text-properties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family="'Times New Roman'" style:font-family-generic="roman" style:font-pitch="variable" fo:font-style="italic" style:font-size-asian="12pt" style:font-style-asian="italic" style:font-size-complex="12pt" style:font-style-complex="italic"/>
    </style:style>
    <style:style style:name="T3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4" style:family="text">
      <style:text-properties style:text-position="super 58%" fo:font-family="'Times New Roman'" style:font-family-generic="roman" style:font-pitch="variable" fo:font-size="12pt" style:font-size-asian="12pt" style:font-size-complex="12pt"/>
    </style:style>
    <style:style style:name="T5" style:family="text">
      <style:text-properties style:text-position="sub 58%" fo:font-family="'Times New Roman'" style:font-family-generic="roman" style:font-pitch="variable" fo:font-size="12pt" style:font-size-asian="12pt" style:font-size-complex="12pt"/>
    </style:style>
    <style:style style:name="T6" style:family="text">
      <style:text-properties style:use-window-font-color="true" style:text-outline="false" style:text-line-through-style="none" fo:font-family="'Times New Roman'" style:font-family-generic="roman" style:font-pitch="variable" fo:font-size="12pt" fo:font-style="italic" fo:text-shadow="none" style:text-underline-style="none" fo:font-weight="normal" style:letter-kerning="true" style:font-family-asian="'MS Gothic'" style:font-family-generic-asian="system" style:font-pitch-asian="variable" style:font-size-asian="18pt" style:font-style-asian="italic" style:font-weight-asian="normal" style:font-family-complex="Tahoma" style:font-family-generic-complex="system" style:font-pitch-complex="variable" style:font-size-complex="18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763cm" svg:y1="9.382cm" svg:x2="6.843cm" svg:y2="9.382cm">
          <text:p/>
        </draw:line>
        <draw:line draw:style-name="gr1" draw:text-style-name="P1" draw:layer="layout" svg:x1="12.938cm" svg:y1="2.778cm" svg:x2="12.938cm" svg:y2="7.858cm">
          <text:p/>
        </draw:line>
        <draw:line draw:style-name="gr1" draw:text-style-name="P1" draw:layer="layout" svg:x1="11.922cm" svg:y1="2.778cm" svg:x2="11.922cm" svg:y2="7.858cm">
          <text:p/>
        </draw:line>
        <draw:line draw:style-name="gr1" draw:text-style-name="P1" draw:layer="layout" svg:x1="7.858cm" svg:y1="3.794cm" svg:x2="12.938cm" svg:y2="3.794cm">
          <text:p/>
        </draw:line>
        <draw:line draw:style-name="gr1" draw:text-style-name="P1" draw:layer="layout" svg:x1="7.858cm" svg:y1="7.35cm" svg:x2="12.938cm" svg:y2="7.35cm">
          <text:p/>
        </draw:line>
        <draw:line draw:style-name="gr1" draw:text-style-name="P1" draw:layer="layout" svg:x1="7.858cm" svg:y1="6.334cm" svg:x2="12.938cm" svg:y2="6.334cm">
          <text:p/>
        </draw:line>
        <draw:line draw:style-name="gr1" draw:text-style-name="P1" draw:layer="layout" svg:x1="7.858cm" svg:y1="6.842cm" svg:x2="12.938cm" svg:y2="6.842cm">
          <text:p/>
        </draw:line>
        <draw:line draw:style-name="gr1" draw:text-style-name="P1" draw:layer="layout" svg:x1="7.858cm" svg:y1="5.826cm" svg:x2="12.938cm" svg:y2="5.826cm">
          <text:p/>
        </draw:line>
        <draw:line draw:style-name="gr1" draw:text-style-name="P1" draw:layer="layout" svg:x1="7.858cm" svg:y1="5.318cm" svg:x2="12.938cm" svg:y2="5.318cm">
          <text:p/>
        </draw:line>
        <draw:line draw:style-name="gr1" draw:text-style-name="P1" draw:layer="layout" svg:x1="7.858cm" svg:y1="4.81cm" svg:x2="12.938cm" svg:y2="4.81cm">
          <text:p/>
        </draw:line>
        <draw:line draw:style-name="gr1" draw:text-style-name="P1" draw:layer="layout" svg:x1="7.858cm" svg:y1="4.302cm" svg:x2="12.938cm" svg:y2="4.302cm">
          <text:p/>
        </draw:line>
        <draw:line draw:style-name="gr1" draw:text-style-name="P1" draw:layer="layout" svg:x1="11.414cm" svg:y1="2.778cm" svg:x2="11.414cm" svg:y2="7.858cm">
          <text:p/>
        </draw:line>
        <draw:line draw:style-name="gr1" draw:text-style-name="P1" draw:layer="layout" svg:x1="8.874cm" svg:y1="2.778cm" svg:x2="8.874cm" svg:y2="7.858cm">
          <text:p/>
        </draw:line>
        <draw:line draw:style-name="gr1" draw:text-style-name="P1" draw:layer="layout" svg:x1="10.906cm" svg:y1="2.778cm" svg:x2="10.906cm" svg:y2="7.858cm">
          <text:p/>
        </draw:line>
        <draw:line draw:style-name="gr1" draw:text-style-name="P1" draw:layer="layout" svg:x1="9.382cm" svg:y1="2.778cm" svg:x2="9.382cm" svg:y2="7.858cm">
          <text:p/>
        </draw:line>
        <draw:line draw:style-name="gr1" draw:text-style-name="P1" draw:layer="layout" svg:x1="10.398cm" svg:y1="2.778cm" svg:x2="10.398cm" svg:y2="7.858cm">
          <text:p/>
        </draw:line>
        <draw:line draw:style-name="gr1" draw:text-style-name="P1" draw:layer="layout" svg:x1="9.89cm" svg:y1="2.778cm" svg:x2="9.89cm" svg:y2="7.858cm">
          <text:p/>
        </draw:line>
        <draw:line draw:style-name="gr1" draw:text-style-name="P1" draw:layer="layout" svg:x1="7.858cm" svg:y1="2.778cm" svg:x2="7.858cm" svg:y2="7.858cm">
          <text:p/>
        </draw:line>
        <draw:line draw:style-name="gr1" draw:text-style-name="P1" draw:layer="layout" svg:x1="8.366cm" svg:y1="2.778cm" svg:x2="8.366cm" svg:y2="7.858cm">
          <text:p/>
        </draw:line>
        <draw:line draw:style-name="gr1" draw:text-style-name="P1" draw:layer="layout" svg:x1="7.858cm" svg:y1="7.858cm" svg:x2="12.938cm" svg:y2="7.858cm">
          <text:p/>
        </draw:line>
        <draw:circle draw:style-name="gr2" draw:text-style-name="P1" draw:layer="layout" svg:width="0.254cm" svg:height="0.254cm" svg:x="10.271cm" svg:y="5.191cm">
          <text:p/>
        </draw:circle>
        <draw:line draw:style-name="gr1" draw:text-style-name="P1" draw:layer="layout" svg:x1="7.858cm" svg:y1="3.286cm" svg:x2="12.938cm" svg:y2="3.286cm">
          <text:p/>
        </draw:line>
        <draw:line draw:style-name="gr1" draw:text-style-name="P1" draw:layer="layout" svg:x1="12.43cm" svg:y1="2.778cm" svg:x2="12.43cm" svg:y2="7.858cm">
          <text:p/>
        </draw:line>
        <draw:polygon draw:style-name="gr3" draw:text-style-name="P1" draw:layer="layout" svg:width="1.523cm" svg:height="1.523cm" draw:transform="rotate (-1.57079632679579) translate (10.3979999999977cm 6.33399999999774cm)" svg:viewBox="0 0 1524 1524" draw:points="0,-19272 1524,-19272 1524,-20796">
          <text:p/>
        </draw:polygon>
        <draw:polygon draw:style-name="gr3" draw:text-style-name="P1" draw:layer="layout" svg:width="2.154cm" svg:height="1.795cm" draw:transform="rotate (-0.785398163398486) translate (11.6679999999966cm 6.08cm)" svg:viewBox="0 0 2155 1796" draw:points="0,-6107 718,-6107 2155,-7543 1796,-7903">
          <text:p/>
        </draw:polygon>
        <draw:polygon draw:style-name="gr3" draw:text-style-name="P1" draw:layer="layout" svg:width="1.523cm" svg:height="1.523cm" svg:x="11.414cm" svg:y="5.318cm" svg:viewBox="0 0 1524 1524" draw:points="0,1524 1524,1524 1524,0">
          <text:p/>
        </draw:polygon>
        <draw:polygon draw:style-name="gr3" draw:text-style-name="P1" draw:layer="layout" svg:width="2.539cm" svg:height="0.507cm" draw:transform="rotate (-1.57079632679579) translate (12.938cm 2.77799999999925cm)" svg:viewBox="0 0 2540 508" draw:points="0,-25368 2540,-25368 2032,-25876 0,-25876">
          <text:p/>
        </draw:polygon>
        <draw:polygon draw:style-name="gr3" draw:text-style-name="P1" draw:layer="layout" svg:width="2.154cm" svg:height="1.077cm" draw:transform="rotate (-0.785398163398486) translate (11.159999999998cm 2.016cm)" svg:viewBox="0 0 2155 1078" draw:points="0,-11854 2155,-11854 1078,-12932">
          <text:p/>
        </draw:polygon>
        <draw:polygon draw:style-name="gr3" draw:text-style-name="P1" draw:layer="layout" svg:width="0.507cm" svg:height="2.539cm" draw:transform="rotate (-1.57079632679579) translate (10.3979999999992cm 2.77799999999623cm)" svg:viewBox="0 0 508 2540" draw:points="0,-18256 508,-18256 508,-20796 0,-20288">
          <text:p/>
        </draw:polygon>
        <draw:polygon draw:style-name="gr3" draw:text-style-name="P1" draw:layer="layout" svg:width="2.154cm" svg:height="1.795cm" draw:transform="rotate (-2.35619449019309) translate (9.636cm 6.58799999999586cm)" svg:viewBox="0 0 2155 1796" draw:points="0,-21148 718,-21148 2155,-22585 1796,-22944">
          <text:p/>
        </draw:polygon>
        <draw:polygon draw:style-name="gr3" draw:text-style-name="P1" draw:layer="layout" svg:width="2.154cm" svg:height="1.077cm" draw:transform="rotate (-2.35619449019309) translate (9.382cm 3.794cm)" svg:viewBox="0 0 2155 1078" draw:points="0,-18634 2155,-18634 1078,-17556">
          <text:p/>
        </draw:polygon>
        <draw:polygon draw:style-name="gr4" draw:text-style-name="P1" draw:layer="layout" svg:width="2.513cm" svg:height="2.555cm" svg:x="4.328cm" svg:y="2.778cm" svg:viewBox="0 0 2514 2556" draw:points="0,2556 2514,2540 2514,0">
          <text:p/>
        </draw:polygon>
        <draw:polygon draw:style-name="gr4" draw:text-style-name="P1" draw:layer="layout" svg:width="3.584cm" svg:height="1.825cm" draw:transform="rotate (-2.35619449019309) translate (6.8629999999959cm 2.79899999999583cm)" svg:viewBox="0 0 3585 1826" draw:points="0,-13634 3585,-13664 1796,-11838">
          <text:p/>
        </draw:polygon>
        <draw:polygon draw:style-name="gr4" draw:text-style-name="P1" draw:layer="layout" svg:width="3.621cm" svg:height="1.795cm" draw:transform="rotate (-0.785398163398486) translate (3.03199999999661cm 1.508cm)" svg:viewBox="0 0 3622 1796" draw:points="0,-359 3622,-366 1796,-2155">
          <text:p/>
        </draw:polygon>
        <draw:polygon draw:style-name="gr4" draw:text-style-name="P1" draw:layer="layout" svg:width="3.561cm" svg:height="1.795cm" draw:transform="rotate (-0.785398163398486) translate (5.59299999999665cm 4.06899999999998cm)" svg:viewBox="0 0 3562 1796" draw:points="0,-366 3562,-359 1766,-2155">
          <text:p/>
        </draw:polygon>
        <draw:polygon draw:style-name="gr4" draw:text-style-name="P1" draw:layer="layout" svg:width="2.565cm" svg:height="2.523cm" svg:x="1.762cm" svg:y="5.334cm" svg:viewBox="0 0 2566 2524" draw:points="0,2524 2540,2524 2566,0">
          <text:p/>
        </draw:polygon>
        <draw:polygon draw:style-name="gr4" draw:text-style-name="P1" draw:layer="layout" svg:width="2.523cm" svg:height="2.539cm" draw:transform="rotate (-1.57079632679579) translate (6.84199999999626cm 5.33399999999627cm)" svg:viewBox="0 0 2524 2540" draw:points="0,-11170 2524,-11144 2524,-13684">
          <text:p/>
        </draw:polygon>
        <draw:polygon draw:style-name="gr4" draw:text-style-name="P1" draw:layer="layout" svg:width="3.598cm" svg:height="1.825cm" draw:transform="rotate (-2.35619449019309) translate (4.328cm 5.334cm)" svg:viewBox="0 0 3599 1826" draw:points="0,-13664 3599,-13634 1803,-11838">
          <text:p/>
        </draw:polygon>
        <draw:polygon draw:style-name="gr4" draw:text-style-name="P1" draw:layer="layout" svg:width="2.555cm" svg:height="2.565cm" draw:transform="rotate (-1.57079632679579) translate (4.32799999999621cm 2.7779999999962cm)" svg:viewBox="0 0 2556 2566" draw:points="0,-6090 2540,-6090 2556,-8656">
          <text:p/>
        </draw:polygon>
        <draw:frame draw:style-name="gr5" draw:text-style-name="P2" draw:layer="layout" svg:width="0.621cm" svg:height="0.721cm" svg:x="3.936cm" svg:y="8.047cm">
          <draw:text-box>
            <text:p><text:span text:style-name="T1">j</text:span></text:p>
          </draw:text-box>
        </draw:frame>
        <draw:frame draw:style-name="gr5" draw:text-style-name="P4" draw:layer="layout" svg:width="0.582cm" svg:height="0.564cm" svg:x="10.037cm" svg:y="8.048cm">
          <draw:text-box>
            <text:p text:style-name="P3"><text:span text:style-name="T2">j</text:span></text:p>
          </draw:text-box>
        </draw:frame>
        <draw:frame draw:style-name="gr5" draw:text-style-name="P2" draw:layer="layout" svg:width="0.621cm" svg:height="0.721cm" svg:x="1.188cm" svg:y="4.899cm">
          <draw:text-box>
            <text:p><text:span text:style-name="T1">i</text:span></text:p>
          </draw:text-box>
        </draw:frame>
        <draw:frame draw:style-name="gr5" draw:text-style-name="P5" draw:layer="layout" svg:width="1.065cm" svg:height="0.876cm" svg:x="5.445cm" svg:y="4.302cm">
          <draw:text-box>
            <text:p><text:span text:style-name="T3">O</text:span><text:span text:style-name="T4">0</text:span><text:span text:style-name="T5">ij</text:span></text:p>
          </draw:text-box>
        </draw:frame>
        <draw:frame draw:style-name="gr5" draw:text-style-name="P5" draw:layer="layout" svg:width="1.065cm" svg:height="0.876cm" svg:x="4.507cm" svg:y="3.299cm">
          <draw:text-box>
            <text:p><text:span text:style-name="T3">O</text:span><text:span text:style-name="T4">1</text:span><text:span text:style-name="T5">ij</text:span></text:p>
          </draw:text-box>
        </draw:frame>
        <draw:frame draw:style-name="gr5" draw:text-style-name="P5" draw:layer="layout" svg:width="1.065cm" svg:height="0.876cm" svg:x="3.11cm" svg:y="3.299cm">
          <draw:text-box>
            <text:p><text:span text:style-name="T3">O</text:span><text:span text:style-name="T4">2</text:span><text:span text:style-name="T5">ij</text:span></text:p>
          </draw:text-box>
        </draw:frame>
        <draw:frame draw:style-name="gr5" draw:text-style-name="P5" draw:layer="layout" svg:width="1.065cm" svg:height="0.876cm" svg:x="2.046cm" svg:y="4.302cm">
          <draw:text-box>
            <text:p><text:span text:style-name="T3">O</text:span><text:span text:style-name="T4">3</text:span><text:span text:style-name="T5">ij</text:span></text:p>
          </draw:text-box>
        </draw:frame>
        <draw:frame draw:style-name="gr5" draw:text-style-name="P5" draw:layer="layout" svg:width="1.065cm" svg:height="0.876cm" svg:x="5.445cm" svg:y="5.602cm">
          <draw:text-box>
            <text:p><text:span text:style-name="T3">O</text:span><text:span text:style-name="T4">7</text:span><text:span text:style-name="T5">ij</text:span></text:p>
          </draw:text-box>
        </draw:frame>
        <draw:frame draw:style-name="gr5" draw:text-style-name="P5" draw:layer="layout" svg:width="1.065cm" svg:height="0.876cm" svg:x="2.046cm" svg:y="5.602cm">
          <draw:text-box>
            <text:p><text:span text:style-name="T3">O</text:span><text:span text:style-name="T4">4</text:span><text:span text:style-name="T5">ij</text:span></text:p>
          </draw:text-box>
        </draw:frame>
        <draw:frame draw:style-name="gr5" draw:text-style-name="P5" draw:layer="layout" svg:width="1.065cm" svg:height="0.876cm" svg:x="4.507cm" svg:y="6.599cm">
          <draw:text-box>
            <text:p><text:span text:style-name="T3">O</text:span><text:span text:style-name="T4">6</text:span><text:span text:style-name="T5">ij</text:span></text:p>
          </draw:text-box>
        </draw:frame>
        <draw:frame draw:style-name="gr5" draw:text-style-name="P5" draw:layer="layout" svg:width="1.065cm" svg:height="0.876cm" svg:x="3.11cm" svg:y="6.599cm">
          <draw:text-box>
            <text:p><text:span text:style-name="T3">O</text:span><text:span text:style-name="T4">5</text:span><text:span text:style-name="T5">ij</text:span></text:p>
          </draw:text-box>
        </draw:frame>
        <draw:measure draw:style-name="gr6" draw:text-style-name="P6" draw:layer="measurelines" svg:x1="10.915cm" svg:y1="2.497cm" svg:x2="11.922cm" svg:y2="2.524cm">
          <text:p text:style-name="P6"><text:span text:style-name="T6"><text:measure text:kind="gap"/></text:span><text:span text:style-name="T6">d</text:span></text:p>
        </draw:measure>
        <draw:measure draw:style-name="gr7" draw:text-style-name="P6" draw:layer="layout" svg:x1="10.398cm" svg:y1="1.994cm" svg:x2="11.922cm" svg:y2="1.994cm">
          <text:p text:style-name="P6"><text:span text:style-name="T6"><text:measure text:kind="gap"/></text:span><text:span text:style-name="T6">W</text:span></text:p>
        </draw:measure>
        <draw:frame draw:style-name="gr8" draw:text-style-name="P4" draw:layer="layout" svg:width="1.04cm" svg:height="0.564cm" svg:x="8.366cm" svg:y="8.112cm">
          <draw:text-box>
            <text:p text:style-name="P7"><text:span text:style-name="T2">j-W</text:span></text:p>
          </draw:text-box>
        </draw:frame>
        <draw:frame draw:style-name="gr9" draw:text-style-name="P4" draw:layer="layout" svg:width="1.143cm" svg:height="0.564cm" svg:x="11.414cm" svg:y="8.183cm">
          <draw:text-box>
            <text:p text:style-name="P3"><text:span text:style-name="T2">j+W</text:span></text:p>
          </draw:text-box>
        </draw:frame>
        <draw:line draw:style-name="gr10" draw:text-style-name="P1" draw:layer="layout" svg:x1="8.874cm" svg:y1="8.112cm" svg:x2="8.874cm" svg:y2="7.858cm">
          <text:p/>
        </draw:line>
        <draw:line draw:style-name="gr10" draw:text-style-name="P1" draw:layer="layout" svg:x1="10.366cm" svg:y1="8.112cm" svg:x2="10.366cm" svg:y2="7.858cm">
          <text:p/>
        </draw:line>
        <draw:line draw:style-name="gr10" draw:text-style-name="P1" draw:layer="layout" svg:x1="11.922cm" svg:y1="8.112cm" svg:x2="11.922cm" svg:y2="7.858cm">
          <text:p/>
        </draw:line>
        <draw:frame draw:style-name="gr11" draw:text-style-name="P4" draw:layer="layout" svg:width="0.866cm" svg:height="0.564cm" svg:x="9.405cm" svg:y="9.001cm">
          <draw:text-box>
            <text:p text:style-name="P3"><text:span text:style-name="T2">j-w</text:span></text:p>
          </draw:text-box>
        </draw:frame>
        <draw:line draw:style-name="gr10" draw:text-style-name="P1" draw:layer="layout" svg:x1="9.89cm" svg:y1="9.128cm" svg:x2="9.89cm" svg:y2="7.858cm">
          <text:p/>
        </draw:line>
        <draw:frame draw:style-name="gr12" draw:text-style-name="P4" draw:layer="layout" svg:width="1.044cm" svg:height="0.564cm" svg:x="10.398cm" svg:y="9.001cm">
          <draw:text-box>
            <text:p text:style-name="P3"><text:span text:style-name="T2">j+w</text:span></text:p>
          </draw:text-box>
        </draw:frame>
        <draw:line draw:style-name="gr10" draw:text-style-name="P1" draw:layer="layout" svg:x1="10.906cm" svg:y1="9.128cm" svg:x2="10.906cm" svg:y2="7.858cm">
          <text:p/>
        </draw:line>
        <draw:frame draw:style-name="gr5" draw:text-style-name="P4" draw:layer="layout" svg:width="0.582cm" svg:height="0.564cm" svg:x="13.418cm" svg:y="5.064cm">
          <draw:text-box>
            <text:p text:style-name="P3"><text:span text:style-name="T2">i</text:span></text:p>
          </draw:text-box>
        </draw:frame>
        <draw:frame draw:style-name="gr5" draw:text-style-name="P4" draw:layer="layout" svg:width="0.913cm" svg:height="0.564cm" svg:x="13.418cm" svg:y="3.484cm">
          <draw:text-box>
            <text:p text:style-name="P3"><text:span text:style-name="T2">i-W</text:span></text:p>
          </draw:text-box>
        </draw:frame>
        <draw:frame draw:style-name="gr13" draw:text-style-name="P4" draw:layer="layout" svg:width="1.01cm" svg:height="0.564cm" svg:x="13.418cm" svg:y="6.588cm">
          <draw:text-box>
            <text:p text:style-name="P3"><text:span text:style-name="T2">i+W</text:span></text:p>
          </draw:text-box>
        </draw:frame>
        <draw:frame draw:style-name="gr11" draw:text-style-name="P4" draw:layer="layout" svg:width="0.866cm" svg:height="0.564cm" svg:x="13.388cm" svg:y="4.556cm">
          <draw:text-box>
            <text:p text:style-name="P3"><text:span text:style-name="T2">i-w</text:span></text:p>
          </draw:text-box>
        </draw:frame>
        <draw:line draw:style-name="gr10" draw:text-style-name="P1" draw:layer="layout" svg:x1="13.573cm" svg:y1="6.842cm" svg:x2="12.938cm" svg:y2="6.842cm">
          <text:p/>
        </draw:line>
        <draw:frame draw:style-name="gr11" draw:text-style-name="P4" draw:layer="layout" svg:width="0.963cm" svg:height="0.564cm" svg:x="13.417cm" svg:y="5.516cm">
          <draw:text-box>
            <text:p text:style-name="P3"><text:span text:style-name="T2">i+w</text:span></text:p>
          </draw:text-box>
        </draw:frame>
        <draw:line draw:style-name="gr10" draw:text-style-name="P1" draw:layer="layout" svg:x1="13.573cm" svg:y1="5.834cm" svg:x2="12.938cm" svg:y2="5.834cm">
          <text:p/>
        </draw:line>
        <draw:line draw:style-name="gr10" draw:text-style-name="P1" draw:layer="layout" svg:x1="13.575cm" svg:y1="5.35cm" svg:x2="12.94cm" svg:y2="5.35cm">
          <text:p/>
        </draw:line>
        <draw:line draw:style-name="gr10" draw:text-style-name="P1" draw:layer="layout" svg:x1="13.543cm" svg:y1="4.866cm" svg:x2="12.908cm" svg:y2="4.866cm">
          <text:p/>
        </draw:line>
        <draw:line draw:style-name="gr10" draw:text-style-name="P1" draw:layer="layout" svg:x1="13.573cm" svg:y1="3.794cm" svg:x2="12.938cm" svg:y2="3.794cm">
          <text:p/>
        </draw:line>
        <draw:line draw:style-name="gr1" draw:text-style-name="P1" draw:layer="layout" svg:x1="7.858cm" svg:y1="2.778cm" svg:x2="12.938cm" svg:y2="2.778cm">
          <text:p/>
        </draw:line>
        <draw:line draw:style-name="gr1" draw:text-style-name="P1" draw:layer="layout" svg:x1="6.843cm" svg:y1="9.382cm" svg:x2="6.843cm" svg:y2="14.462cm">
          <text:p/>
        </draw:line>
        <draw:line draw:style-name="gr1" draw:text-style-name="P1" draw:layer="layout" svg:x1="5.827cm" svg:y1="9.382cm" svg:x2="5.827cm" svg:y2="14.462cm">
          <text:p/>
        </draw:line>
        <draw:line draw:style-name="gr1" draw:text-style-name="P1" draw:layer="layout" svg:x1="1.763cm" svg:y1="10.398cm" svg:x2="6.843cm" svg:y2="10.398cm">
          <text:p/>
        </draw:line>
        <draw:line draw:style-name="gr1" draw:text-style-name="P1" draw:layer="layout" svg:x1="1.763cm" svg:y1="13.954cm" svg:x2="6.843cm" svg:y2="13.954cm">
          <text:p/>
        </draw:line>
        <draw:line draw:style-name="gr1" draw:text-style-name="P1" draw:layer="layout" svg:x1="1.763cm" svg:y1="12.938cm" svg:x2="6.843cm" svg:y2="12.938cm">
          <text:p/>
        </draw:line>
        <draw:line draw:style-name="gr1" draw:text-style-name="P1" draw:layer="layout" svg:x1="1.763cm" svg:y1="13.446cm" svg:x2="6.843cm" svg:y2="13.446cm">
          <text:p/>
        </draw:line>
        <draw:line draw:style-name="gr1" draw:text-style-name="P1" draw:layer="layout" svg:x1="1.763cm" svg:y1="12.43cm" svg:x2="6.843cm" svg:y2="12.43cm">
          <text:p/>
        </draw:line>
        <draw:line draw:style-name="gr1" draw:text-style-name="P1" draw:layer="layout" svg:x1="1.763cm" svg:y1="11.922cm" svg:x2="6.843cm" svg:y2="11.922cm">
          <text:p/>
        </draw:line>
        <draw:line draw:style-name="gr1" draw:text-style-name="P1" draw:layer="layout" svg:x1="1.763cm" svg:y1="11.414cm" svg:x2="6.843cm" svg:y2="11.414cm">
          <text:p/>
        </draw:line>
        <draw:line draw:style-name="gr1" draw:text-style-name="P1" draw:layer="layout" svg:x1="1.763cm" svg:y1="10.906cm" svg:x2="6.843cm" svg:y2="10.906cm">
          <text:p/>
        </draw:line>
        <draw:line draw:style-name="gr1" draw:text-style-name="P1" draw:layer="layout" svg:x1="5.319cm" svg:y1="9.382cm" svg:x2="5.319cm" svg:y2="14.462cm">
          <text:p/>
        </draw:line>
        <draw:line draw:style-name="gr1" draw:text-style-name="P1" draw:layer="layout" svg:x1="2.779cm" svg:y1="9.382cm" svg:x2="2.779cm" svg:y2="14.462cm">
          <text:p/>
        </draw:line>
        <draw:line draw:style-name="gr1" draw:text-style-name="P1" draw:layer="layout" svg:x1="4.811cm" svg:y1="9.382cm" svg:x2="4.811cm" svg:y2="14.462cm">
          <text:p/>
        </draw:line>
        <draw:line draw:style-name="gr1" draw:text-style-name="P1" draw:layer="layout" svg:x1="3.287cm" svg:y1="9.382cm" svg:x2="3.287cm" svg:y2="14.462cm">
          <text:p/>
        </draw:line>
        <draw:line draw:style-name="gr1" draw:text-style-name="P1" draw:layer="layout" svg:x1="4.303cm" svg:y1="9.382cm" svg:x2="4.303cm" svg:y2="14.462cm">
          <text:p/>
        </draw:line>
        <draw:line draw:style-name="gr1" draw:text-style-name="P1" draw:layer="layout" svg:x1="3.795cm" svg:y1="9.382cm" svg:x2="3.795cm" svg:y2="14.462cm">
          <text:p/>
        </draw:line>
        <draw:line draw:style-name="gr1" draw:text-style-name="P1" draw:layer="layout" svg:x1="1.763cm" svg:y1="9.382cm" svg:x2="1.763cm" svg:y2="14.462cm">
          <text:p/>
        </draw:line>
        <draw:line draw:style-name="gr1" draw:text-style-name="P1" draw:layer="layout" svg:x1="2.271cm" svg:y1="9.382cm" svg:x2="2.271cm" svg:y2="14.462cm">
          <text:p/>
        </draw:line>
        <draw:line draw:style-name="gr1" draw:text-style-name="P1" draw:layer="layout" svg:x1="1.763cm" svg:y1="14.462cm" svg:x2="6.843cm" svg:y2="14.462cm">
          <text:p/>
        </draw:line>
        <draw:circle draw:style-name="gr2" draw:text-style-name="P1" draw:layer="layout" svg:width="0.254cm" svg:height="0.254cm" svg:x="4.176cm" svg:y="11.795cm">
          <text:p/>
        </draw:circle>
        <draw:line draw:style-name="gr1" draw:text-style-name="P1" draw:layer="layout" svg:x1="1.763cm" svg:y1="9.89cm" svg:x2="6.843cm" svg:y2="9.89cm">
          <text:p/>
        </draw:line>
        <draw:line draw:style-name="gr1" draw:text-style-name="P1" draw:layer="layout" svg:x1="6.335cm" svg:y1="9.382cm" svg:x2="6.335cm" svg:y2="14.462cm">
          <text:p/>
        </draw:line>
        <draw:polygon draw:style-name="gr3" draw:text-style-name="P1" draw:layer="layout" svg:width="0.507cm" svg:height="0.507cm" draw:transform="rotate (-1.57079632679579) translate (3.28599999999985cm 13.9539999999998cm)" svg:viewBox="0 0 508 508" draw:points="0,-6064 508,-6064 508,-6572">
          <text:p/>
        </draw:polygon>
        <draw:polygon draw:style-name="gr3" draw:text-style-name="P1" draw:layer="layout" svg:width="2.873cm" svg:height="2.514cm" draw:transform="rotate (-0.785398163398486) translate (5.06449999999947cm 12.1755cm)" svg:viewBox="0 0 2874 2515" draw:points="0,12572 718,12572 2874,10416 2515,10056">
          <text:p/>
        </draw:polygon>
        <draw:polygon draw:style-name="gr3" draw:text-style-name="P1" draw:layer="layout" svg:width="0.507cm" svg:height="0.507cm" svg:x="6.334cm" svg:y="12.938cm" svg:viewBox="0 0 508 508" draw:points="0,508 508,508 508,0">
          <text:p/>
        </draw:polygon>
        <draw:polygon draw:style-name="gr3" draw:text-style-name="P1" draw:layer="layout" svg:width="3.555cm" svg:height="0.507cm" draw:transform="rotate (-1.57079632679579) translate (6.842cm 9.38199999999985cm)" svg:viewBox="0 0 3556 508" draw:points="0,-13176 3556,-13176 3048,-13684 0,-13684">
          <text:p/>
        </draw:polygon>
        <draw:polygon draw:style-name="gr3" draw:text-style-name="P1" draw:layer="layout" svg:width="0.717cm" svg:height="0.358cm" draw:transform="rotate (-0.785398163398486) translate (5.57199999999992cm 9.128cm)" svg:viewBox="0 0 718 359" draw:points="0,5388 718,5388 359,5029">
          <text:p/>
        </draw:polygon>
        <draw:polygon draw:style-name="gr3" draw:text-style-name="P1" draw:layer="layout" svg:width="0.507cm" svg:height="3.554cm" draw:transform="rotate (-1.57079632679579) translate (5.31799999999985cm 9.38199999999894cm)" svg:viewBox="0 0 508 3555" draw:points="0,-7081 508,-7081 508,-10636 0,-10128">
          <text:p/>
        </draw:polygon>
        <draw:polygon draw:style-name="gr3" draw:text-style-name="P1" draw:layer="layout" svg:width="2.872cm" svg:height="2.514cm" draw:transform="rotate (-2.35619449019309) translate (4.0485cm 12.6844999999984cm)" svg:viewBox="0 0 2873 2515" draw:points="0,-21149 718,-21149 2873,-23305 2514,-23664">
          <text:p/>
        </draw:polygon>
        <draw:polygon draw:style-name="gr3" draw:text-style-name="P1" draw:layer="layout" svg:width="0.717cm" svg:height="0.358cm" draw:transform="rotate (-2.35619449019309) translate (2.27cm 10.398cm)" svg:viewBox="0 0 718 359" draw:points="0,-17915 718,-17915 359,-17556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obert R. Lewis</meta:initial-creator>
    <meta:creation-date>2010-05-06T18:08:27</meta:creation-date>
    <dc:date>2010-05-26T11:04:11</dc:date>
    <dc:creator>Bob Lewis</dc:creator>
    <meta:editing-duration>PT09H18M17S</meta:editing-duration>
    <meta:editing-cycles>12</meta:editing-cycles>
    <meta:generator>OpenOffice.org/3.2$Linux OpenOffice.org_project/320m12$Build-9483</meta:generator>
    <meta:document-statistic meta:object-count="102"/>
  </office:meta>
</office:document-meta>
</file>